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SUM([.A1:.A2350])/2 + SUM([.A2351:.A9402])" office:value-type="float" office:value="45503368" calcext:value-type="float">
            <text:p>45503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6692493" calcext:value-type="float">
            <text:p>36692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00:02:08.908591792</meta:creation-date>
    <dc:date>2024-04-28T00:23:41.378104726</dc:date>
    <meta:editing-duration>PT11M10S</meta:editing-duration>
    <meta:editing-cycles>1</meta:editing-cycles>
    <meta:document-statistic meta:table-count="1" meta:cell-count="9404" meta:object-count="0"/>
    <meta:generator>LibreOffice/24.2.2.2$Linux_X86_64 LibreOffice_project/420$Build-2</meta:generator>
  </office:meta>
</office:document-meta>
</file>